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8cm" draw:fill-color="#b3b3b3" fo:padding-top="-0.01cm" fo:padding-bottom="-0.01cm" fo:padding-left="-0.01cm" fo:padding-right="-0.01cm"/>
    </style:style>
    <style:style style:name="gr2" style:family="graphic" style:parent-style-name="standard">
      <style:graphic-properties draw:stroke="none" svg:stroke-width="0.1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132cm" fo:min-width="1.887cm"/>
    </style:style>
  </office:automatic-styles>
  <office:body>
    <office:drawing>
      <draw:page draw:name="page1" draw:style-name="dp1" draw:master-page-name="Default">
        <draw:g>
          <draw:glue-point draw:id="4" svg:x="0cm" svg:y="-0.849cm"/>
          <draw:glue-point draw:id="5" svg:x="-3.75cm" svg:y="-3.358cm"/>
          <draw:glue-point draw:id="6" svg:x="-2.75cm" svg:y="-3.358cm"/>
          <draw:glue-point draw:id="7" svg:x="-1.75cm" svg:y="-3.358cm"/>
          <draw:glue-point draw:id="8" svg:x="-0.75cm" svg:y="-3.358cm"/>
          <draw:glue-point draw:id="9" svg:x="0.25cm" svg:y="-3.358cm"/>
          <draw:glue-point draw:id="10" svg:x="1.25cm" svg:y="-3.358cm"/>
          <draw:glue-point draw:id="11" svg:x="2.25cm" svg:y="-3.358cm"/>
          <draw:glue-point draw:id="12" svg:x="3.25cm" svg:y="-3.358cm"/>
          <draw:glue-point draw:id="13" svg:x="0cm" svg:y="-2.925cm"/>
          <draw:rect draw:style-name="gr1" draw:layer="layout" svg:width="1.887cm" svg:height="0.83cm" svg:x="0cm" svg:y="0cm">
            <text:p/>
          </draw:rect>
          <draw:rect draw:style-name="gr2" draw:layer="layout" svg:width="0.094cm" svg:height="0.091cm" svg:x="0.189cm" svg:y="0.283cm">
            <text:p/>
          </draw:rect>
          <draw:rect draw:style-name="gr2" draw:layer="layout" svg:width="0.094cm" svg:height="0.091cm" svg:x="0.377cm" svg:y="0.283cm">
            <text:p/>
          </draw:rect>
          <draw:rect draw:style-name="gr2" draw:layer="layout" svg:width="0.094cm" svg:height="0.091cm" svg:x="0.566cm" svg:y="0.283cm">
            <text:p/>
          </draw:rect>
          <draw:rect draw:style-name="gr2" draw:layer="layout" svg:width="0.094cm" svg:height="0.091cm" svg:x="0.755cm" svg:y="0.283cm">
            <text:p/>
          </draw:rect>
          <draw:rect draw:style-name="gr2" draw:layer="layout" svg:width="0.094cm" svg:height="0.091cm" svg:x="0.943cm" svg:y="0.283cm">
            <text:p/>
          </draw:rect>
          <draw:rect draw:style-name="gr2" draw:layer="layout" svg:width="0.094cm" svg:height="0.091cm" svg:x="1.132cm" svg:y="0.283cm">
            <text:p/>
          </draw:rect>
          <draw:rect draw:style-name="gr2" draw:layer="layout" svg:width="0.094cm" svg:height="0.091cm" svg:x="1.321cm" svg:y="0.283cm">
            <text:p/>
          </draw:rect>
          <draw:rect draw:style-name="gr2" draw:layer="layout" svg:width="0.094cm" svg:height="0.091cm" svg:x="1.509cm" svg:y="0.283cm">
            <text:p/>
          </draw:rect>
          <draw:frame draw:style-name="gr3" draw:layer="layout" svg:width="1.887cm" svg:height="1.132cm" svg:x="0cm" svg:y="0.86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Hub</dc:title>
    <meta:creation-date>2011-02-07T17:12:44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